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3p3" table:style-name="ta1">
        <table:shapes>
          <draw:frame draw:z-index="0" draw:style-name="gr1" draw:text-style-name="P1" svg:width="16.011cm" svg:height="8.995cm" svg:x="8.652cm" svg:y="2.619cm">
            <draw:object draw:notify-on-update-of-ranges="exp3p3.B1:exp3p3.B1 exp3p3.B2:exp3p3.B12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22950" calcext:value-type="float">
            <text:p>169353012295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2998" calcext:value-type="float">
            <text:p>1693530122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3098" calcext:value-type="float">
            <text:p>1693530123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3198" calcext:value-type="float">
            <text:p>1693530123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23298" calcext:value-type="float">
            <text:p>1693530123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23398" calcext:value-type="float">
            <text:p>1693530123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23498" calcext:value-type="float">
            <text:p>1693530123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3598" calcext:value-type="float">
            <text:p>1693530123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3698" calcext:value-type="float">
            <text:p>1693530123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23798" calcext:value-type="float">
            <text:p>1693530123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23898" calcext:value-type="float">
            <text:p>1693530123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23998" calcext:value-type="float">
            <text:p>1693530123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0124098" calcext:value-type="float">
            <text:p>1693530124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4198" calcext:value-type="float">
            <text:p>1693530124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4298" calcext:value-type="float">
            <text:p>1693530124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24398" calcext:value-type="float">
            <text:p>1693530124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3" calcext:value-type="float">
            <text:p>2,3</text:p>
          </table:table-cell>
          <table:table-cell office:value-type="float" office:value="1693530124498" calcext:value-type="float">
            <text:p>1693530124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3" calcext:value-type="float">
            <text:p>2,23</text:p>
          </table:table-cell>
          <table:table-cell office:value-type="float" office:value="1693530124598" calcext:value-type="float">
            <text:p>1693530124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24698" calcext:value-type="float">
            <text:p>1693530124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35" calcext:value-type="float">
            <text:p>2,35</text:p>
          </table:table-cell>
          <table:table-cell office:value-type="float" office:value="1693530124798" calcext:value-type="float">
            <text:p>1693530124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43" calcext:value-type="float">
            <text:p>2,43</text:p>
          </table:table-cell>
          <table:table-cell office:value-type="float" office:value="1693530124899" calcext:value-type="float">
            <text:p>1693530124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24998" calcext:value-type="float">
            <text:p>1693530124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5098" calcext:value-type="float">
            <text:p>1693530125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5198" calcext:value-type="float">
            <text:p>1693530125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25298" calcext:value-type="float">
            <text:p>1693530125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5398" calcext:value-type="float">
            <text:p>1693530125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5498" calcext:value-type="float">
            <text:p>1693530125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5598" calcext:value-type="float">
            <text:p>1693530125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5698" calcext:value-type="float">
            <text:p>1693530125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25798" calcext:value-type="float">
            <text:p>1693530125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25898" calcext:value-type="float">
            <text:p>1693530125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5998" calcext:value-type="float">
            <text:p>1693530125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26098" calcext:value-type="float">
            <text:p>1693530126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26198" calcext:value-type="float">
            <text:p>1693530126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26298" calcext:value-type="float">
            <text:p>1693530126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26398" calcext:value-type="float">
            <text:p>1693530126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26498" calcext:value-type="float">
            <text:p>1693530126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6598" calcext:value-type="float">
            <text:p>1693530126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6698" calcext:value-type="float">
            <text:p>1693530126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6798" calcext:value-type="float">
            <text:p>1693530126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6898" calcext:value-type="float">
            <text:p>1693530126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6998" calcext:value-type="float">
            <text:p>1693530126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7098" calcext:value-type="float">
            <text:p>1693530127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27198" calcext:value-type="float">
            <text:p>1693530127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7298" calcext:value-type="float">
            <text:p>1693530127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7398" calcext:value-type="float">
            <text:p>1693530127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27498" calcext:value-type="float">
            <text:p>1693530127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7598" calcext:value-type="float">
            <text:p>1693530127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27698" calcext:value-type="float">
            <text:p>1693530127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7798" calcext:value-type="float">
            <text:p>1693530127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7898" calcext:value-type="float">
            <text:p>1693530127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27998" calcext:value-type="float">
            <text:p>1693530127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8098" calcext:value-type="float">
            <text:p>1693530128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28198" calcext:value-type="float">
            <text:p>1693530128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28298" calcext:value-type="float">
            <text:p>1693530128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28398" calcext:value-type="float">
            <text:p>1693530128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28498" calcext:value-type="float">
            <text:p>1693530128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8598" calcext:value-type="float">
            <text:p>1693530128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8698" calcext:value-type="float">
            <text:p>1693530128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28798" calcext:value-type="float">
            <text:p>1693530128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8898" calcext:value-type="float">
            <text:p>1693530128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28998" calcext:value-type="float">
            <text:p>1693530128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9098" calcext:value-type="float">
            <text:p>1693530129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9198" calcext:value-type="float">
            <text:p>1693530129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9298" calcext:value-type="float">
            <text:p>1693530129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9398" calcext:value-type="float">
            <text:p>1693530129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9498" calcext:value-type="float">
            <text:p>1693530129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29598" calcext:value-type="float">
            <text:p>1693530129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29698" calcext:value-type="float">
            <text:p>1693530129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29798" calcext:value-type="float">
            <text:p>1693530129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29898" calcext:value-type="float">
            <text:p>1693530129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29998" calcext:value-type="float">
            <text:p>1693530129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30098" calcext:value-type="float">
            <text:p>1693530130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0198" calcext:value-type="float">
            <text:p>1693530130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0298" calcext:value-type="float">
            <text:p>1693530130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0398" calcext:value-type="float">
            <text:p>1693530130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0498" calcext:value-type="float">
            <text:p>1693530130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0598" calcext:value-type="float">
            <text:p>1693530130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0698" calcext:value-type="float">
            <text:p>1693530130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0798" calcext:value-type="float">
            <text:p>1693530130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0898" calcext:value-type="float">
            <text:p>1693530130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0998" calcext:value-type="float">
            <text:p>1693530130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1098" calcext:value-type="float">
            <text:p>1693530131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1198" calcext:value-type="float">
            <text:p>1693530131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31298" calcext:value-type="float">
            <text:p>1693530131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1398" calcext:value-type="float">
            <text:p>1693530131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1498" calcext:value-type="float">
            <text:p>1693530131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1598" calcext:value-type="float">
            <text:p>1693530131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1698" calcext:value-type="float">
            <text:p>1693530131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1798" calcext:value-type="float">
            <text:p>1693530131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1898" calcext:value-type="float">
            <text:p>1693530131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31998" calcext:value-type="float">
            <text:p>1693530131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2098" calcext:value-type="float">
            <text:p>1693530132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2198" calcext:value-type="float">
            <text:p>1693530132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2298" calcext:value-type="float">
            <text:p>1693530132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32398" calcext:value-type="float">
            <text:p>1693530132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2498" calcext:value-type="float">
            <text:p>1693530132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2598" calcext:value-type="float">
            <text:p>1693530132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32698" calcext:value-type="float">
            <text:p>1693530132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2798" calcext:value-type="float">
            <text:p>1693530132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2898" calcext:value-type="float">
            <text:p>1693530132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2998" calcext:value-type="float">
            <text:p>1693530132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3098" calcext:value-type="float">
            <text:p>1693530133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33198" calcext:value-type="float">
            <text:p>1693530133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3298" calcext:value-type="float">
            <text:p>1693530133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33398" calcext:value-type="float">
            <text:p>1693530133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3498" calcext:value-type="float">
            <text:p>1693530133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3598" calcext:value-type="float">
            <text:p>1693530133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3698" calcext:value-type="float">
            <text:p>1693530133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3798" calcext:value-type="float">
            <text:p>1693530133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3898" calcext:value-type="float">
            <text:p>1693530133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3998" calcext:value-type="float">
            <text:p>1693530133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4098" calcext:value-type="float">
            <text:p>1693530134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4198" calcext:value-type="float">
            <text:p>1693530134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4298" calcext:value-type="float">
            <text:p>1693530134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4398" calcext:value-type="float">
            <text:p>1693530134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4498" calcext:value-type="float">
            <text:p>1693530134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4598" calcext:value-type="float">
            <text:p>1693530134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4698" calcext:value-type="float">
            <text:p>1693530134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4798" calcext:value-type="float">
            <text:p>1693530134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4898" calcext:value-type="float">
            <text:p>1693530134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4998" calcext:value-type="float">
            <text:p>1693530134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5098" calcext:value-type="float">
            <text:p>1693530135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5198" calcext:value-type="float">
            <text:p>1693530135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5298" calcext:value-type="float">
            <text:p>1693530135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5398" calcext:value-type="float">
            <text:p>1693530135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5498" calcext:value-type="float">
            <text:p>1693530135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5598" calcext:value-type="float">
            <text:p>1693530135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5698" calcext:value-type="float">
            <text:p>1693530135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5798" calcext:value-type="float">
            <text:p>1693530135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5898" calcext:value-type="float">
            <text:p>1693530135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5998" calcext:value-type="float">
            <text:p>1693530135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6098" calcext:value-type="float">
            <text:p>1693530136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6198" calcext:value-type="float">
            <text:p>1693530136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36298" calcext:value-type="float">
            <text:p>1693530136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36398" calcext:value-type="float">
            <text:p>1693530136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6498" calcext:value-type="float">
            <text:p>1693530136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6598" calcext:value-type="float">
            <text:p>1693530136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6698" calcext:value-type="float">
            <text:p>1693530136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6798" calcext:value-type="float">
            <text:p>1693530136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6898" calcext:value-type="float">
            <text:p>1693530136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6998" calcext:value-type="float">
            <text:p>1693530136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7098" calcext:value-type="float">
            <text:p>1693530137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7198" calcext:value-type="float">
            <text:p>1693530137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7298" calcext:value-type="float">
            <text:p>1693530137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7398" calcext:value-type="float">
            <text:p>1693530137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7498" calcext:value-type="float">
            <text:p>1693530137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7598" calcext:value-type="float">
            <text:p>1693530137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7698" calcext:value-type="float">
            <text:p>1693530137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7799" calcext:value-type="float">
            <text:p>1693530137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7898" calcext:value-type="float">
            <text:p>1693530137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7998" calcext:value-type="float">
            <text:p>1693530137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8098" calcext:value-type="float">
            <text:p>1693530138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8198" calcext:value-type="float">
            <text:p>1693530138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8298" calcext:value-type="float">
            <text:p>1693530138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38398" calcext:value-type="float">
            <text:p>1693530138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8498" calcext:value-type="float">
            <text:p>1693530138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8598" calcext:value-type="float">
            <text:p>1693530138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8698" calcext:value-type="float">
            <text:p>1693530138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8798" calcext:value-type="float">
            <text:p>1693530138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8898" calcext:value-type="float">
            <text:p>1693530138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38998" calcext:value-type="float">
            <text:p>1693530138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9098" calcext:value-type="float">
            <text:p>1693530139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9198" calcext:value-type="float">
            <text:p>1693530139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9298" calcext:value-type="float">
            <text:p>1693530139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9398" calcext:value-type="float">
            <text:p>1693530139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9498" calcext:value-type="float">
            <text:p>1693530139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9598" calcext:value-type="float">
            <text:p>1693530139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39698" calcext:value-type="float">
            <text:p>1693530139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39798" calcext:value-type="float">
            <text:p>1693530139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39898" calcext:value-type="float">
            <text:p>1693530139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39998" calcext:value-type="float">
            <text:p>1693530139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0098" calcext:value-type="float">
            <text:p>1693530140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0198" calcext:value-type="float">
            <text:p>1693530140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0298" calcext:value-type="float">
            <text:p>1693530140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0398" calcext:value-type="float">
            <text:p>1693530140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0498" calcext:value-type="float">
            <text:p>1693530140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0598" calcext:value-type="float">
            <text:p>1693530140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0698" calcext:value-type="float">
            <text:p>1693530140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0798" calcext:value-type="float">
            <text:p>1693530140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0898" calcext:value-type="float">
            <text:p>1693530140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0998" calcext:value-type="float">
            <text:p>1693530140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1098" calcext:value-type="float">
            <text:p>1693530141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1198" calcext:value-type="float">
            <text:p>1693530141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1298" calcext:value-type="float">
            <text:p>1693530141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1398" calcext:value-type="float">
            <text:p>1693530141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1498" calcext:value-type="float">
            <text:p>1693530141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1598" calcext:value-type="float">
            <text:p>1693530141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1698" calcext:value-type="float">
            <text:p>1693530141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1798" calcext:value-type="float">
            <text:p>1693530141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1898" calcext:value-type="float">
            <text:p>1693530141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1998" calcext:value-type="float">
            <text:p>1693530141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2098" calcext:value-type="float">
            <text:p>1693530142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2198" calcext:value-type="float">
            <text:p>1693530142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2298" calcext:value-type="float">
            <text:p>1693530142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2398" calcext:value-type="float">
            <text:p>1693530142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2499" calcext:value-type="float">
            <text:p>169353014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2598" calcext:value-type="float">
            <text:p>1693530142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2698" calcext:value-type="float">
            <text:p>1693530142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2799" calcext:value-type="float">
            <text:p>1693530142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2898" calcext:value-type="float">
            <text:p>1693530142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2998" calcext:value-type="float">
            <text:p>1693530142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3098" calcext:value-type="float">
            <text:p>1693530143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3198" calcext:value-type="float">
            <text:p>1693530143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3298" calcext:value-type="float">
            <text:p>1693530143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3398" calcext:value-type="float">
            <text:p>1693530143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3498" calcext:value-type="float">
            <text:p>1693530143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3598" calcext:value-type="float">
            <text:p>1693530143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3698" calcext:value-type="float">
            <text:p>1693530143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3798" calcext:value-type="float">
            <text:p>1693530143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3898" calcext:value-type="float">
            <text:p>1693530143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3998" calcext:value-type="float">
            <text:p>1693530143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4098" calcext:value-type="float">
            <text:p>1693530144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4198" calcext:value-type="float">
            <text:p>1693530144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4298" calcext:value-type="float">
            <text:p>1693530144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4398" calcext:value-type="float">
            <text:p>1693530144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4498" calcext:value-type="float">
            <text:p>1693530144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4598" calcext:value-type="float">
            <text:p>1693530144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4698" calcext:value-type="float">
            <text:p>1693530144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4798" calcext:value-type="float">
            <text:p>1693530144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4898" calcext:value-type="float">
            <text:p>1693530144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4998" calcext:value-type="float">
            <text:p>1693530144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45098" calcext:value-type="float">
            <text:p>1693530145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5198" calcext:value-type="float">
            <text:p>1693530145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5298" calcext:value-type="float">
            <text:p>1693530145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5398" calcext:value-type="float">
            <text:p>1693530145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5498" calcext:value-type="float">
            <text:p>1693530145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45598" calcext:value-type="float">
            <text:p>1693530145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5698" calcext:value-type="float">
            <text:p>1693530145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5798" calcext:value-type="float">
            <text:p>1693530145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5898" calcext:value-type="float">
            <text:p>1693530145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5998" calcext:value-type="float">
            <text:p>1693530145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46098" calcext:value-type="float">
            <text:p>1693530146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6198" calcext:value-type="float">
            <text:p>1693530146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6298" calcext:value-type="float">
            <text:p>1693530146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6398" calcext:value-type="float">
            <text:p>1693530146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6498" calcext:value-type="float">
            <text:p>1693530146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6598" calcext:value-type="float">
            <text:p>1693530146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6698" calcext:value-type="float">
            <text:p>1693530146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6798" calcext:value-type="float">
            <text:p>1693530146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6898" calcext:value-type="float">
            <text:p>1693530146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6998" calcext:value-type="float">
            <text:p>1693530146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7098" calcext:value-type="float">
            <text:p>1693530147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7198" calcext:value-type="float">
            <text:p>1693530147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7298" calcext:value-type="float">
            <text:p>1693530147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7398" calcext:value-type="float">
            <text:p>1693530147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7498" calcext:value-type="float">
            <text:p>1693530147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7598" calcext:value-type="float">
            <text:p>1693530147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7698" calcext:value-type="float">
            <text:p>1693530147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7799" calcext:value-type="float">
            <text:p>1693530147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47898" calcext:value-type="float">
            <text:p>1693530147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47998" calcext:value-type="float">
            <text:p>1693530147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8098" calcext:value-type="float">
            <text:p>1693530148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8198" calcext:value-type="float">
            <text:p>1693530148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8298" calcext:value-type="float">
            <text:p>1693530148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48398" calcext:value-type="float">
            <text:p>1693530148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48498" calcext:value-type="float">
            <text:p>1693530148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8598" calcext:value-type="float">
            <text:p>1693530148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8698" calcext:value-type="float">
            <text:p>1693530148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8798" calcext:value-type="float">
            <text:p>1693530148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8898" calcext:value-type="float">
            <text:p>1693530148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48998" calcext:value-type="float">
            <text:p>1693530148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9098" calcext:value-type="float">
            <text:p>1693530149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9198" calcext:value-type="float">
            <text:p>1693530149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49298" calcext:value-type="float">
            <text:p>1693530149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49398" calcext:value-type="float">
            <text:p>1693530149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9498" calcext:value-type="float">
            <text:p>1693530149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9598" calcext:value-type="float">
            <text:p>1693530149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9698" calcext:value-type="float">
            <text:p>1693530149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49798" calcext:value-type="float">
            <text:p>1693530149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49898" calcext:value-type="float">
            <text:p>1693530149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49998" calcext:value-type="float">
            <text:p>1693530149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0098" calcext:value-type="float">
            <text:p>1693530150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0198" calcext:value-type="float">
            <text:p>1693530150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50298" calcext:value-type="float">
            <text:p>1693530150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0398" calcext:value-type="float">
            <text:p>1693530150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0498" calcext:value-type="float">
            <text:p>1693530150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0598" calcext:value-type="float">
            <text:p>1693530150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0698" calcext:value-type="float">
            <text:p>1693530150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0798" calcext:value-type="float">
            <text:p>1693530150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0898" calcext:value-type="float">
            <text:p>1693530150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0998" calcext:value-type="float">
            <text:p>1693530150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1098" calcext:value-type="float">
            <text:p>1693530151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1198" calcext:value-type="float">
            <text:p>1693530151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1298" calcext:value-type="float">
            <text:p>1693530151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1398" calcext:value-type="float">
            <text:p>1693530151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1498" calcext:value-type="float">
            <text:p>1693530151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1598" calcext:value-type="float">
            <text:p>1693530151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1698" calcext:value-type="float">
            <text:p>1693530151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1799" calcext:value-type="float">
            <text:p>1693530151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51898" calcext:value-type="float">
            <text:p>1693530151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1998" calcext:value-type="float">
            <text:p>1693530151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2099" calcext:value-type="float">
            <text:p>169353015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2199" calcext:value-type="float">
            <text:p>1693530152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2298" calcext:value-type="float">
            <text:p>1693530152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2398" calcext:value-type="float">
            <text:p>1693530152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2498" calcext:value-type="float">
            <text:p>1693530152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2598" calcext:value-type="float">
            <text:p>1693530152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2698" calcext:value-type="float">
            <text:p>1693530152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2799" calcext:value-type="float">
            <text:p>1693530152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2898" calcext:value-type="float">
            <text:p>1693530152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2998" calcext:value-type="float">
            <text:p>1693530152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53098" calcext:value-type="float">
            <text:p>1693530153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3198" calcext:value-type="float">
            <text:p>1693530153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3298" calcext:value-type="float">
            <text:p>1693530153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3398" calcext:value-type="float">
            <text:p>1693530153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3498" calcext:value-type="float">
            <text:p>1693530153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3598" calcext:value-type="float">
            <text:p>1693530153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3698" calcext:value-type="float">
            <text:p>1693530153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3799" calcext:value-type="float">
            <text:p>1693530153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3898" calcext:value-type="float">
            <text:p>1693530153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3998" calcext:value-type="float">
            <text:p>16935301539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4098" calcext:value-type="float">
            <text:p>16935301540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4198" calcext:value-type="float">
            <text:p>16935301541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4298" calcext:value-type="float">
            <text:p>1693530154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4398" calcext:value-type="float">
            <text:p>1693530154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4498" calcext:value-type="float">
            <text:p>1693530154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4598" calcext:value-type="float">
            <text:p>1693530154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4699" calcext:value-type="float">
            <text:p>1693530154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4798" calcext:value-type="float">
            <text:p>1693530154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4898" calcext:value-type="float">
            <text:p>16935301548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4999" calcext:value-type="float">
            <text:p>1693530154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5099" calcext:value-type="float">
            <text:p>1693530155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5199" calcext:value-type="float">
            <text:p>169353015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5298" calcext:value-type="float">
            <text:p>1693530155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5399" calcext:value-type="float">
            <text:p>1693530155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55498" calcext:value-type="float">
            <text:p>1693530155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55598" calcext:value-type="float">
            <text:p>1693530155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5699" calcext:value-type="float">
            <text:p>1693530155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5798" calcext:value-type="float">
            <text:p>1693530155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5899" calcext:value-type="float">
            <text:p>1693530155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5999" calcext:value-type="float">
            <text:p>1693530155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6099" calcext:value-type="float">
            <text:p>1693530156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6199" calcext:value-type="float">
            <text:p>1693530156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6299" calcext:value-type="float">
            <text:p>1693530156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6398" calcext:value-type="float">
            <text:p>16935301563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6498" calcext:value-type="float">
            <text:p>16935301564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6598" calcext:value-type="float">
            <text:p>16935301565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6698" calcext:value-type="float">
            <text:p>16935301566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6799" calcext:value-type="float">
            <text:p>1693530156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6899" calcext:value-type="float">
            <text:p>1693530156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6999" calcext:value-type="float">
            <text:p>1693530156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7099" calcext:value-type="float">
            <text:p>1693530157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7199" calcext:value-type="float">
            <text:p>1693530157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7299" calcext:value-type="float">
            <text:p>1693530157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7399" calcext:value-type="float">
            <text:p>1693530157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7499" calcext:value-type="float">
            <text:p>1693530157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7599" calcext:value-type="float">
            <text:p>1693530157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7699" calcext:value-type="float">
            <text:p>1693530157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7799" calcext:value-type="float">
            <text:p>1693530157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57899" calcext:value-type="float">
            <text:p>1693530157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7999" calcext:value-type="float">
            <text:p>1693530157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8099" calcext:value-type="float">
            <text:p>1693530158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58199" calcext:value-type="float">
            <text:p>1693530158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8299" calcext:value-type="float">
            <text:p>1693530158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8399" calcext:value-type="float">
            <text:p>1693530158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8499" calcext:value-type="float">
            <text:p>1693530158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8599" calcext:value-type="float">
            <text:p>1693530158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8699" calcext:value-type="float">
            <text:p>1693530158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58799" calcext:value-type="float">
            <text:p>1693530158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58899" calcext:value-type="float">
            <text:p>1693530158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8999" calcext:value-type="float">
            <text:p>1693530158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9099" calcext:value-type="float">
            <text:p>1693530159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59199" calcext:value-type="float">
            <text:p>1693530159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9298" calcext:value-type="float">
            <text:p>1693530159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59399" calcext:value-type="float">
            <text:p>1693530159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9499" calcext:value-type="float">
            <text:p>1693530159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59599" calcext:value-type="float">
            <text:p>1693530159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9699" calcext:value-type="float">
            <text:p>1693530159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59799" calcext:value-type="float">
            <text:p>1693530159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59899" calcext:value-type="float">
            <text:p>1693530159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59999" calcext:value-type="float">
            <text:p>1693530159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60099" calcext:value-type="float">
            <text:p>1693530160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0199" calcext:value-type="float">
            <text:p>1693530160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0299" calcext:value-type="float">
            <text:p>1693530160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0399" calcext:value-type="float">
            <text:p>1693530160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0499" calcext:value-type="float">
            <text:p>1693530160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0599" calcext:value-type="float">
            <text:p>1693530160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0699" calcext:value-type="float">
            <text:p>1693530160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0799" calcext:value-type="float">
            <text:p>1693530160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0899" calcext:value-type="float">
            <text:p>1693530160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0999" calcext:value-type="float">
            <text:p>1693530160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1099" calcext:value-type="float">
            <text:p>1693530161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61199" calcext:value-type="float">
            <text:p>1693530161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1299" calcext:value-type="float">
            <text:p>1693530161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61399" calcext:value-type="float">
            <text:p>1693530161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1499" calcext:value-type="float">
            <text:p>1693530161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1599" calcext:value-type="float">
            <text:p>1693530161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1699" calcext:value-type="float">
            <text:p>1693530161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1799" calcext:value-type="float">
            <text:p>1693530161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1899" calcext:value-type="float">
            <text:p>1693530161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61999" calcext:value-type="float">
            <text:p>1693530161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2099" calcext:value-type="float">
            <text:p>169353016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2199" calcext:value-type="float">
            <text:p>1693530162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2299" calcext:value-type="float">
            <text:p>1693530162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2399" calcext:value-type="float">
            <text:p>1693530162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2499" calcext:value-type="float">
            <text:p>169353016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2599" calcext:value-type="float">
            <text:p>1693530162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2699" calcext:value-type="float">
            <text:p>1693530162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2799" calcext:value-type="float">
            <text:p>1693530162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2899" calcext:value-type="float">
            <text:p>1693530162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2999" calcext:value-type="float">
            <text:p>1693530162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3099" calcext:value-type="float">
            <text:p>1693530163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3199" calcext:value-type="float">
            <text:p>1693530163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3299" calcext:value-type="float">
            <text:p>1693530163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63399" calcext:value-type="float">
            <text:p>1693530163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3499" calcext:value-type="float">
            <text:p>1693530163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3599" calcext:value-type="float">
            <text:p>1693530163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3699" calcext:value-type="float">
            <text:p>1693530163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3799" calcext:value-type="float">
            <text:p>1693530163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3899" calcext:value-type="float">
            <text:p>1693530163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63999" calcext:value-type="float">
            <text:p>1693530163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4099" calcext:value-type="float">
            <text:p>1693530164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64199" calcext:value-type="float">
            <text:p>1693530164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4299" calcext:value-type="float">
            <text:p>1693530164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4399" calcext:value-type="float">
            <text:p>1693530164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4499" calcext:value-type="float">
            <text:p>1693530164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64599" calcext:value-type="float">
            <text:p>1693530164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4699" calcext:value-type="float">
            <text:p>1693530164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4799" calcext:value-type="float">
            <text:p>1693530164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4899" calcext:value-type="float">
            <text:p>1693530164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4999" calcext:value-type="float">
            <text:p>1693530164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5099" calcext:value-type="float">
            <text:p>1693530165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5199" calcext:value-type="float">
            <text:p>169353016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5299" calcext:value-type="float">
            <text:p>1693530165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5399" calcext:value-type="float">
            <text:p>1693530165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5499" calcext:value-type="float">
            <text:p>1693530165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5599" calcext:value-type="float">
            <text:p>1693530165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65699" calcext:value-type="float">
            <text:p>1693530165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5799" calcext:value-type="float">
            <text:p>1693530165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5899" calcext:value-type="float">
            <text:p>1693530165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5999" calcext:value-type="float">
            <text:p>1693530165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6099" calcext:value-type="float">
            <text:p>1693530166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6199" calcext:value-type="float">
            <text:p>1693530166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6299" calcext:value-type="float">
            <text:p>1693530166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6399" calcext:value-type="float">
            <text:p>1693530166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6499" calcext:value-type="float">
            <text:p>1693530166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6599" calcext:value-type="float">
            <text:p>1693530166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6699" calcext:value-type="float">
            <text:p>1693530166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6799" calcext:value-type="float">
            <text:p>1693530166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6899" calcext:value-type="float">
            <text:p>1693530166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6999" calcext:value-type="float">
            <text:p>1693530166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7099" calcext:value-type="float">
            <text:p>1693530167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7199" calcext:value-type="float">
            <text:p>1693530167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7299" calcext:value-type="float">
            <text:p>1693530167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7399" calcext:value-type="float">
            <text:p>1693530167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7499" calcext:value-type="float">
            <text:p>1693530167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7599" calcext:value-type="float">
            <text:p>1693530167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7699" calcext:value-type="float">
            <text:p>1693530167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7799" calcext:value-type="float">
            <text:p>1693530167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67899" calcext:value-type="float">
            <text:p>1693530167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7999" calcext:value-type="float">
            <text:p>1693530167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8099" calcext:value-type="float">
            <text:p>1693530168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8199" calcext:value-type="float">
            <text:p>1693530168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8299" calcext:value-type="float">
            <text:p>1693530168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8399" calcext:value-type="float">
            <text:p>1693530168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68499" calcext:value-type="float">
            <text:p>1693530168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8599" calcext:value-type="float">
            <text:p>1693530168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8699" calcext:value-type="float">
            <text:p>1693530168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8799" calcext:value-type="float">
            <text:p>1693530168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8899" calcext:value-type="float">
            <text:p>1693530168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8999" calcext:value-type="float">
            <text:p>1693530168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9099" calcext:value-type="float">
            <text:p>1693530169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9199" calcext:value-type="float">
            <text:p>1693530169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9299" calcext:value-type="float">
            <text:p>1693530169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69399" calcext:value-type="float">
            <text:p>1693530169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69499" calcext:value-type="float">
            <text:p>1693530169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69599" calcext:value-type="float">
            <text:p>1693530169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9699" calcext:value-type="float">
            <text:p>1693530169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69799" calcext:value-type="float">
            <text:p>1693530169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69899" calcext:value-type="float">
            <text:p>1693530169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69999" calcext:value-type="float">
            <text:p>1693530169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0099" calcext:value-type="float">
            <text:p>1693530170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0199" calcext:value-type="float">
            <text:p>1693530170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0299" calcext:value-type="float">
            <text:p>1693530170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70399" calcext:value-type="float">
            <text:p>1693530170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0499" calcext:value-type="float">
            <text:p>1693530170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0599" calcext:value-type="float">
            <text:p>1693530170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0699" calcext:value-type="float">
            <text:p>1693530170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0799" calcext:value-type="float">
            <text:p>1693530170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70899" calcext:value-type="float">
            <text:p>1693530170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0999" calcext:value-type="float">
            <text:p>1693530170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1099" calcext:value-type="float">
            <text:p>1693530171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1199" calcext:value-type="float">
            <text:p>1693530171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1299" calcext:value-type="float">
            <text:p>1693530171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71399" calcext:value-type="float">
            <text:p>1693530171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1499" calcext:value-type="float">
            <text:p>1693530171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1599" calcext:value-type="float">
            <text:p>1693530171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1699" calcext:value-type="float">
            <text:p>1693530171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1799" calcext:value-type="float">
            <text:p>1693530171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1899" calcext:value-type="float">
            <text:p>1693530171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1999" calcext:value-type="float">
            <text:p>1693530171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72099" calcext:value-type="float">
            <text:p>169353017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2199" calcext:value-type="float">
            <text:p>1693530172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2299" calcext:value-type="float">
            <text:p>1693530172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2399" calcext:value-type="float">
            <text:p>1693530172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2499" calcext:value-type="float">
            <text:p>169353017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72599" calcext:value-type="float">
            <text:p>1693530172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2699" calcext:value-type="float">
            <text:p>1693530172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2799" calcext:value-type="float">
            <text:p>1693530172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2899" calcext:value-type="float">
            <text:p>1693530172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2999" calcext:value-type="float">
            <text:p>1693530172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3099" calcext:value-type="float">
            <text:p>1693530173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3199" calcext:value-type="float">
            <text:p>1693530173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3299" calcext:value-type="float">
            <text:p>1693530173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3399" calcext:value-type="float">
            <text:p>1693530173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3499" calcext:value-type="float">
            <text:p>1693530173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3599" calcext:value-type="float">
            <text:p>1693530173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3699" calcext:value-type="float">
            <text:p>1693530173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3799" calcext:value-type="float">
            <text:p>1693530173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3899" calcext:value-type="float">
            <text:p>1693530173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73999" calcext:value-type="float">
            <text:p>1693530173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4099" calcext:value-type="float">
            <text:p>1693530174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4199" calcext:value-type="float">
            <text:p>1693530174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4299" calcext:value-type="float">
            <text:p>1693530174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4399" calcext:value-type="float">
            <text:p>1693530174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4499" calcext:value-type="float">
            <text:p>1693530174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4599" calcext:value-type="float">
            <text:p>1693530174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4699" calcext:value-type="float">
            <text:p>1693530174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4799" calcext:value-type="float">
            <text:p>1693530174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74899" calcext:value-type="float">
            <text:p>1693530174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4999" calcext:value-type="float">
            <text:p>1693530174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5099" calcext:value-type="float">
            <text:p>1693530175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5199" calcext:value-type="float">
            <text:p>169353017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5299" calcext:value-type="float">
            <text:p>1693530175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75399" calcext:value-type="float">
            <text:p>1693530175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5499" calcext:value-type="float">
            <text:p>1693530175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5599" calcext:value-type="float">
            <text:p>1693530175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5699" calcext:value-type="float">
            <text:p>1693530175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5799" calcext:value-type="float">
            <text:p>1693530175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5899" calcext:value-type="float">
            <text:p>1693530175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5999" calcext:value-type="float">
            <text:p>1693530175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76099" calcext:value-type="float">
            <text:p>1693530176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6199" calcext:value-type="float">
            <text:p>1693530176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6299" calcext:value-type="float">
            <text:p>1693530176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6399" calcext:value-type="float">
            <text:p>1693530176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6499" calcext:value-type="float">
            <text:p>1693530176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6599" calcext:value-type="float">
            <text:p>1693530176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6699" calcext:value-type="float">
            <text:p>1693530176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6799" calcext:value-type="float">
            <text:p>1693530176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6899" calcext:value-type="float">
            <text:p>1693530176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6999" calcext:value-type="float">
            <text:p>1693530176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7099" calcext:value-type="float">
            <text:p>1693530177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7199" calcext:value-type="float">
            <text:p>1693530177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7299" calcext:value-type="float">
            <text:p>1693530177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7399" calcext:value-type="float">
            <text:p>1693530177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77499" calcext:value-type="float">
            <text:p>1693530177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7599" calcext:value-type="float">
            <text:p>1693530177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7699" calcext:value-type="float">
            <text:p>1693530177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7799" calcext:value-type="float">
            <text:p>1693530177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7899" calcext:value-type="float">
            <text:p>1693530177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77999" calcext:value-type="float">
            <text:p>1693530177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78099" calcext:value-type="float">
            <text:p>1693530178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8199" calcext:value-type="float">
            <text:p>1693530178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8299" calcext:value-type="float">
            <text:p>1693530178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8399" calcext:value-type="float">
            <text:p>1693530178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8499" calcext:value-type="float">
            <text:p>1693530178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78599" calcext:value-type="float">
            <text:p>1693530178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8699" calcext:value-type="float">
            <text:p>1693530178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78799" calcext:value-type="float">
            <text:p>1693530178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78899" calcext:value-type="float">
            <text:p>1693530178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8999" calcext:value-type="float">
            <text:p>1693530178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9099" calcext:value-type="float">
            <text:p>1693530179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79199" calcext:value-type="float">
            <text:p>1693530179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9299" calcext:value-type="float">
            <text:p>1693530179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9399" calcext:value-type="float">
            <text:p>1693530179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9499" calcext:value-type="float">
            <text:p>1693530179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9599" calcext:value-type="float">
            <text:p>1693530179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79699" calcext:value-type="float">
            <text:p>1693530179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79799" calcext:value-type="float">
            <text:p>1693530179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79899" calcext:value-type="float">
            <text:p>1693530179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79999" calcext:value-type="float">
            <text:p>1693530179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0099" calcext:value-type="float">
            <text:p>1693530180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0199" calcext:value-type="float">
            <text:p>1693530180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0299" calcext:value-type="float">
            <text:p>1693530180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0399" calcext:value-type="float">
            <text:p>1693530180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80499" calcext:value-type="float">
            <text:p>1693530180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180599" calcext:value-type="float">
            <text:p>1693530180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0699" calcext:value-type="float">
            <text:p>1693530180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0799" calcext:value-type="float">
            <text:p>1693530180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0899" calcext:value-type="float">
            <text:p>1693530180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0999" calcext:value-type="float">
            <text:p>1693530180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1099" calcext:value-type="float">
            <text:p>1693530181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1199" calcext:value-type="float">
            <text:p>1693530181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1299" calcext:value-type="float">
            <text:p>1693530181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1399" calcext:value-type="float">
            <text:p>1693530181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1499" calcext:value-type="float">
            <text:p>1693530181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1599" calcext:value-type="float">
            <text:p>1693530181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1699" calcext:value-type="float">
            <text:p>1693530181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1799" calcext:value-type="float">
            <text:p>1693530181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1899" calcext:value-type="float">
            <text:p>1693530181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1999" calcext:value-type="float">
            <text:p>1693530181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2099" calcext:value-type="float">
            <text:p>169353018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2199" calcext:value-type="float">
            <text:p>1693530182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2299" calcext:value-type="float">
            <text:p>1693530182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2399" calcext:value-type="float">
            <text:p>1693530182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82499" calcext:value-type="float">
            <text:p>169353018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82599" calcext:value-type="float">
            <text:p>1693530182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2699" calcext:value-type="float">
            <text:p>1693530182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2799" calcext:value-type="float">
            <text:p>1693530182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82899" calcext:value-type="float">
            <text:p>1693530182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2999" calcext:value-type="float">
            <text:p>1693530182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3099" calcext:value-type="float">
            <text:p>1693530183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3199" calcext:value-type="float">
            <text:p>1693530183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3299" calcext:value-type="float">
            <text:p>1693530183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3399" calcext:value-type="float">
            <text:p>1693530183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3499" calcext:value-type="float">
            <text:p>1693530183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3599" calcext:value-type="float">
            <text:p>1693530183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3699" calcext:value-type="float">
            <text:p>1693530183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3799" calcext:value-type="float">
            <text:p>1693530183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83899" calcext:value-type="float">
            <text:p>1693530183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3999" calcext:value-type="float">
            <text:p>1693530183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4099" calcext:value-type="float">
            <text:p>1693530184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4199" calcext:value-type="float">
            <text:p>1693530184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4299" calcext:value-type="float">
            <text:p>1693530184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4399" calcext:value-type="float">
            <text:p>1693530184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4499" calcext:value-type="float">
            <text:p>1693530184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4599" calcext:value-type="float">
            <text:p>1693530184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4699" calcext:value-type="float">
            <text:p>1693530184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4799" calcext:value-type="float">
            <text:p>1693530184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4899" calcext:value-type="float">
            <text:p>1693530184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4999" calcext:value-type="float">
            <text:p>1693530184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5099" calcext:value-type="float">
            <text:p>1693530185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85199" calcext:value-type="float">
            <text:p>169353018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5299" calcext:value-type="float">
            <text:p>1693530185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5399" calcext:value-type="float">
            <text:p>1693530185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5499" calcext:value-type="float">
            <text:p>1693530185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5599" calcext:value-type="float">
            <text:p>1693530185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5699" calcext:value-type="float">
            <text:p>1693530185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85799" calcext:value-type="float">
            <text:p>1693530185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85899" calcext:value-type="float">
            <text:p>1693530185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5999" calcext:value-type="float">
            <text:p>1693530185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6099" calcext:value-type="float">
            <text:p>1693530186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6199" calcext:value-type="float">
            <text:p>1693530186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6299" calcext:value-type="float">
            <text:p>1693530186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6399" calcext:value-type="float">
            <text:p>1693530186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6499" calcext:value-type="float">
            <text:p>1693530186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86599" calcext:value-type="float">
            <text:p>1693530186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6699" calcext:value-type="float">
            <text:p>1693530186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86799" calcext:value-type="float">
            <text:p>1693530186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6899" calcext:value-type="float">
            <text:p>1693530186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6999" calcext:value-type="float">
            <text:p>1693530186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7099" calcext:value-type="float">
            <text:p>1693530187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87199" calcext:value-type="float">
            <text:p>1693530187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87299" calcext:value-type="float">
            <text:p>1693530187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7399" calcext:value-type="float">
            <text:p>1693530187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7499" calcext:value-type="float">
            <text:p>1693530187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7599" calcext:value-type="float">
            <text:p>1693530187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87699" calcext:value-type="float">
            <text:p>1693530187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7799" calcext:value-type="float">
            <text:p>1693530187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7899" calcext:value-type="float">
            <text:p>1693530187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7999" calcext:value-type="float">
            <text:p>1693530187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88099" calcext:value-type="float">
            <text:p>1693530188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8199" calcext:value-type="float">
            <text:p>1693530188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8299" calcext:value-type="float">
            <text:p>1693530188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8399" calcext:value-type="float">
            <text:p>1693530188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8499" calcext:value-type="float">
            <text:p>1693530188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8599" calcext:value-type="float">
            <text:p>1693530188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8699" calcext:value-type="float">
            <text:p>1693530188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8799" calcext:value-type="float">
            <text:p>1693530188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8899" calcext:value-type="float">
            <text:p>1693530188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8999" calcext:value-type="float">
            <text:p>1693530188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9099" calcext:value-type="float">
            <text:p>1693530189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9199" calcext:value-type="float">
            <text:p>1693530189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9299" calcext:value-type="float">
            <text:p>1693530189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89399" calcext:value-type="float">
            <text:p>1693530189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89499" calcext:value-type="float">
            <text:p>1693530189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89599" calcext:value-type="float">
            <text:p>1693530189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89699" calcext:value-type="float">
            <text:p>1693530189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89799" calcext:value-type="float">
            <text:p>1693530189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89899" calcext:value-type="float">
            <text:p>1693530189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89999" calcext:value-type="float">
            <text:p>1693530189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0099" calcext:value-type="float">
            <text:p>1693530190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90199" calcext:value-type="float">
            <text:p>1693530190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0299" calcext:value-type="float">
            <text:p>1693530190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190399" calcext:value-type="float">
            <text:p>1693530190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0499" calcext:value-type="float">
            <text:p>1693530190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0599" calcext:value-type="float">
            <text:p>1693530190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0699" calcext:value-type="float">
            <text:p>1693530190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0799" calcext:value-type="float">
            <text:p>1693530190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0899" calcext:value-type="float">
            <text:p>1693530190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0999" calcext:value-type="float">
            <text:p>1693530190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1099" calcext:value-type="float">
            <text:p>1693530191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1199" calcext:value-type="float">
            <text:p>1693530191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1299" calcext:value-type="float">
            <text:p>1693530191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1399" calcext:value-type="float">
            <text:p>1693530191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1499" calcext:value-type="float">
            <text:p>1693530191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1599" calcext:value-type="float">
            <text:p>1693530191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1699" calcext:value-type="float">
            <text:p>1693530191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1799" calcext:value-type="float">
            <text:p>1693530191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1899" calcext:value-type="float">
            <text:p>1693530191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1999" calcext:value-type="float">
            <text:p>1693530191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2099" calcext:value-type="float">
            <text:p>169353019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2199" calcext:value-type="float">
            <text:p>1693530192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2299" calcext:value-type="float">
            <text:p>1693530192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92399" calcext:value-type="float">
            <text:p>1693530192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2499" calcext:value-type="float">
            <text:p>169353019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2599" calcext:value-type="float">
            <text:p>1693530192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2699" calcext:value-type="float">
            <text:p>1693530192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2799" calcext:value-type="float">
            <text:p>1693530192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2900" calcext:value-type="float">
            <text:p>1693530192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2999" calcext:value-type="float">
            <text:p>1693530192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93099" calcext:value-type="float">
            <text:p>1693530193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3199" calcext:value-type="float">
            <text:p>1693530193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3299" calcext:value-type="float">
            <text:p>1693530193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93399" calcext:value-type="float">
            <text:p>1693530193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3499" calcext:value-type="float">
            <text:p>1693530193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3599" calcext:value-type="float">
            <text:p>1693530193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3699" calcext:value-type="float">
            <text:p>1693530193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3799" calcext:value-type="float">
            <text:p>1693530193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93899" calcext:value-type="float">
            <text:p>1693530193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3999" calcext:value-type="float">
            <text:p>1693530193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4099" calcext:value-type="float">
            <text:p>1693530194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4199" calcext:value-type="float">
            <text:p>1693530194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4299" calcext:value-type="float">
            <text:p>1693530194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4399" calcext:value-type="float">
            <text:p>1693530194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4499" calcext:value-type="float">
            <text:p>1693530194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4599" calcext:value-type="float">
            <text:p>1693530194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4699" calcext:value-type="float">
            <text:p>1693530194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4799" calcext:value-type="float">
            <text:p>1693530194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4899" calcext:value-type="float">
            <text:p>1693530194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4999" calcext:value-type="float">
            <text:p>1693530194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5099" calcext:value-type="float">
            <text:p>1693530195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5199" calcext:value-type="float">
            <text:p>169353019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5299" calcext:value-type="float">
            <text:p>1693530195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5399" calcext:value-type="float">
            <text:p>1693530195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5499" calcext:value-type="float">
            <text:p>1693530195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5599" calcext:value-type="float">
            <text:p>1693530195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5699" calcext:value-type="float">
            <text:p>1693530195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5799" calcext:value-type="float">
            <text:p>1693530195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5899" calcext:value-type="float">
            <text:p>1693530195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5999" calcext:value-type="float">
            <text:p>1693530195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6099" calcext:value-type="float">
            <text:p>1693530196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6199" calcext:value-type="float">
            <text:p>1693530196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6299" calcext:value-type="float">
            <text:p>1693530196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6399" calcext:value-type="float">
            <text:p>1693530196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6499" calcext:value-type="float">
            <text:p>1693530196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6599" calcext:value-type="float">
            <text:p>1693530196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6699" calcext:value-type="float">
            <text:p>1693530196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6799" calcext:value-type="float">
            <text:p>1693530196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6899" calcext:value-type="float">
            <text:p>1693530196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6999" calcext:value-type="float">
            <text:p>1693530196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7099" calcext:value-type="float">
            <text:p>1693530197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7199" calcext:value-type="float">
            <text:p>1693530197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7299" calcext:value-type="float">
            <text:p>1693530197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7399" calcext:value-type="float">
            <text:p>1693530197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7499" calcext:value-type="float">
            <text:p>1693530197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7599" calcext:value-type="float">
            <text:p>1693530197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197699" calcext:value-type="float">
            <text:p>1693530197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7799" calcext:value-type="float">
            <text:p>1693530197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7899" calcext:value-type="float">
            <text:p>1693530197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7999" calcext:value-type="float">
            <text:p>1693530197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8099" calcext:value-type="float">
            <text:p>1693530198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8199" calcext:value-type="float">
            <text:p>1693530198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98299" calcext:value-type="float">
            <text:p>1693530198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8399" calcext:value-type="float">
            <text:p>1693530198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8499" calcext:value-type="float">
            <text:p>1693530198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8599" calcext:value-type="float">
            <text:p>1693530198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8699" calcext:value-type="float">
            <text:p>1693530198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8799" calcext:value-type="float">
            <text:p>1693530198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198899" calcext:value-type="float">
            <text:p>1693530198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8999" calcext:value-type="float">
            <text:p>1693530198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9099" calcext:value-type="float">
            <text:p>1693530199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9199" calcext:value-type="float">
            <text:p>1693530199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9299" calcext:value-type="float">
            <text:p>1693530199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199399" calcext:value-type="float">
            <text:p>1693530199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9499" calcext:value-type="float">
            <text:p>1693530199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199599" calcext:value-type="float">
            <text:p>1693530199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9699" calcext:value-type="float">
            <text:p>1693530199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199799" calcext:value-type="float">
            <text:p>1693530199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199899" calcext:value-type="float">
            <text:p>1693530199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199999" calcext:value-type="float">
            <text:p>1693530199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0099" calcext:value-type="float">
            <text:p>1693530200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00199" calcext:value-type="float">
            <text:p>1693530200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0299" calcext:value-type="float">
            <text:p>1693530200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0399" calcext:value-type="float">
            <text:p>1693530200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0499" calcext:value-type="float">
            <text:p>1693530200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0599" calcext:value-type="float">
            <text:p>1693530200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0699" calcext:value-type="float">
            <text:p>1693530200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0799" calcext:value-type="float">
            <text:p>1693530200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0899" calcext:value-type="float">
            <text:p>1693530200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0999" calcext:value-type="float">
            <text:p>1693530200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1099" calcext:value-type="float">
            <text:p>1693530201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1199" calcext:value-type="float">
            <text:p>1693530201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1299" calcext:value-type="float">
            <text:p>1693530201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1399" calcext:value-type="float">
            <text:p>1693530201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1499" calcext:value-type="float">
            <text:p>1693530201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01599" calcext:value-type="float">
            <text:p>1693530201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1699" calcext:value-type="float">
            <text:p>1693530201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1799" calcext:value-type="float">
            <text:p>1693530201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1899" calcext:value-type="float">
            <text:p>1693530201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1999" calcext:value-type="float">
            <text:p>1693530201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2099" calcext:value-type="float">
            <text:p>169353020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2199" calcext:value-type="float">
            <text:p>1693530202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2299" calcext:value-type="float">
            <text:p>1693530202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2399" calcext:value-type="float">
            <text:p>1693530202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02499" calcext:value-type="float">
            <text:p>169353020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2599" calcext:value-type="float">
            <text:p>1693530202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2699" calcext:value-type="float">
            <text:p>1693530202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2799" calcext:value-type="float">
            <text:p>1693530202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2899" calcext:value-type="float">
            <text:p>1693530202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2999" calcext:value-type="float">
            <text:p>1693530202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03099" calcext:value-type="float">
            <text:p>1693530203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3199" calcext:value-type="float">
            <text:p>1693530203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3299" calcext:value-type="float">
            <text:p>1693530203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3399" calcext:value-type="float">
            <text:p>1693530203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3499" calcext:value-type="float">
            <text:p>1693530203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3599" calcext:value-type="float">
            <text:p>1693530203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03699" calcext:value-type="float">
            <text:p>1693530203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3799" calcext:value-type="float">
            <text:p>1693530203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03899" calcext:value-type="float">
            <text:p>1693530203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3999" calcext:value-type="float">
            <text:p>1693530203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4099" calcext:value-type="float">
            <text:p>1693530204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04199" calcext:value-type="float">
            <text:p>1693530204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4299" calcext:value-type="float">
            <text:p>1693530204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4399" calcext:value-type="float">
            <text:p>1693530204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4499" calcext:value-type="float">
            <text:p>1693530204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4599" calcext:value-type="float">
            <text:p>1693530204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4699" calcext:value-type="float">
            <text:p>1693530204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204799" calcext:value-type="float">
            <text:p>1693530204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4899" calcext:value-type="float">
            <text:p>1693530204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4999" calcext:value-type="float">
            <text:p>1693530204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5099" calcext:value-type="float">
            <text:p>1693530205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5199" calcext:value-type="float">
            <text:p>169353020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5299" calcext:value-type="float">
            <text:p>1693530205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5399" calcext:value-type="float">
            <text:p>1693530205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5499" calcext:value-type="float">
            <text:p>1693530205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5599" calcext:value-type="float">
            <text:p>1693530205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5699" calcext:value-type="float">
            <text:p>1693530205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5799" calcext:value-type="float">
            <text:p>1693530205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5899" calcext:value-type="float">
            <text:p>1693530205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5999" calcext:value-type="float">
            <text:p>1693530205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6099" calcext:value-type="float">
            <text:p>1693530206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6199" calcext:value-type="float">
            <text:p>1693530206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6299" calcext:value-type="float">
            <text:p>1693530206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06399" calcext:value-type="float">
            <text:p>1693530206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6499" calcext:value-type="float">
            <text:p>1693530206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6599" calcext:value-type="float">
            <text:p>1693530206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06699" calcext:value-type="float">
            <text:p>1693530206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6799" calcext:value-type="float">
            <text:p>1693530206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6899" calcext:value-type="float">
            <text:p>1693530206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06999" calcext:value-type="float">
            <text:p>1693530206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7099" calcext:value-type="float">
            <text:p>1693530207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07199" calcext:value-type="float">
            <text:p>1693530207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7299" calcext:value-type="float">
            <text:p>1693530207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7399" calcext:value-type="float">
            <text:p>1693530207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207499" calcext:value-type="float">
            <text:p>1693530207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7599" calcext:value-type="float">
            <text:p>1693530207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7699" calcext:value-type="float">
            <text:p>1693530207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7800" calcext:value-type="float">
            <text:p>1693530207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7899" calcext:value-type="float">
            <text:p>1693530207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7999" calcext:value-type="float">
            <text:p>1693530207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8099" calcext:value-type="float">
            <text:p>1693530208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8199" calcext:value-type="float">
            <text:p>1693530208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8299" calcext:value-type="float">
            <text:p>1693530208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8399" calcext:value-type="float">
            <text:p>1693530208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8499" calcext:value-type="float">
            <text:p>1693530208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8599" calcext:value-type="float">
            <text:p>1693530208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8799" calcext:value-type="float">
            <text:p>1693530208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8899" calcext:value-type="float">
            <text:p>1693530208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8999" calcext:value-type="float">
            <text:p>1693530208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9099" calcext:value-type="float">
            <text:p>1693530209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09199" calcext:value-type="float">
            <text:p>1693530209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09299" calcext:value-type="float">
            <text:p>1693530209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9399" calcext:value-type="float">
            <text:p>1693530209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9499" calcext:value-type="float">
            <text:p>1693530209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9599" calcext:value-type="float">
            <text:p>1693530209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9699" calcext:value-type="float">
            <text:p>1693530209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09799" calcext:value-type="float">
            <text:p>1693530209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09899" calcext:value-type="float">
            <text:p>1693530209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09999" calcext:value-type="float">
            <text:p>1693530209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0099" calcext:value-type="float">
            <text:p>1693530210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0199" calcext:value-type="float">
            <text:p>1693530210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0299" calcext:value-type="float">
            <text:p>1693530210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10399" calcext:value-type="float">
            <text:p>1693530210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0499" calcext:value-type="float">
            <text:p>1693530210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0599" calcext:value-type="float">
            <text:p>1693530210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10699" calcext:value-type="float">
            <text:p>1693530210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0799" calcext:value-type="float">
            <text:p>1693530210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0899" calcext:value-type="float">
            <text:p>1693530210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10999" calcext:value-type="float">
            <text:p>1693530210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11099" calcext:value-type="float">
            <text:p>1693530211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1199" calcext:value-type="float">
            <text:p>1693530211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1299" calcext:value-type="float">
            <text:p>1693530211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1399" calcext:value-type="float">
            <text:p>1693530211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1499" calcext:value-type="float">
            <text:p>1693530211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1599" calcext:value-type="float">
            <text:p>1693530211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1699" calcext:value-type="float">
            <text:p>1693530211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1799" calcext:value-type="float">
            <text:p>1693530211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11899" calcext:value-type="float">
            <text:p>1693530211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1999" calcext:value-type="float">
            <text:p>1693530211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2099" calcext:value-type="float">
            <text:p>169353021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2199" calcext:value-type="float">
            <text:p>1693530212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2299" calcext:value-type="float">
            <text:p>1693530212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12399" calcext:value-type="float">
            <text:p>1693530212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2499" calcext:value-type="float">
            <text:p>169353021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2599" calcext:value-type="float">
            <text:p>1693530212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2699" calcext:value-type="float">
            <text:p>1693530212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12800" calcext:value-type="float">
            <text:p>1693530212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12899" calcext:value-type="float">
            <text:p>1693530212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2999" calcext:value-type="float">
            <text:p>1693530212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3099" calcext:value-type="float">
            <text:p>1693530213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3199" calcext:value-type="float">
            <text:p>1693530213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3299" calcext:value-type="float">
            <text:p>1693530213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3399" calcext:value-type="float">
            <text:p>1693530213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13499" calcext:value-type="float">
            <text:p>1693530213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3599" calcext:value-type="float">
            <text:p>1693530213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3699" calcext:value-type="float">
            <text:p>1693530213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3799" calcext:value-type="float">
            <text:p>1693530213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3899" calcext:value-type="float">
            <text:p>1693530213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3999" calcext:value-type="float">
            <text:p>1693530213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4099" calcext:value-type="float">
            <text:p>1693530214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4199" calcext:value-type="float">
            <text:p>1693530214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4299" calcext:value-type="float">
            <text:p>1693530214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4399" calcext:value-type="float">
            <text:p>1693530214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4500" calcext:value-type="float">
            <text:p>1693530214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4599" calcext:value-type="float">
            <text:p>1693530214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4699" calcext:value-type="float">
            <text:p>1693530214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14799" calcext:value-type="float">
            <text:p>1693530214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4899" calcext:value-type="float">
            <text:p>1693530214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4999" calcext:value-type="float">
            <text:p>1693530214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5099" calcext:value-type="float">
            <text:p>1693530215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5199" calcext:value-type="float">
            <text:p>169353021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5299" calcext:value-type="float">
            <text:p>1693530215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5399" calcext:value-type="float">
            <text:p>1693530215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5499" calcext:value-type="float">
            <text:p>1693530215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5599" calcext:value-type="float">
            <text:p>1693530215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5699" calcext:value-type="float">
            <text:p>1693530215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5799" calcext:value-type="float">
            <text:p>1693530215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5899" calcext:value-type="float">
            <text:p>1693530215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5999" calcext:value-type="float">
            <text:p>1693530215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6099" calcext:value-type="float">
            <text:p>1693530216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6199" calcext:value-type="float">
            <text:p>1693530216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6299" calcext:value-type="float">
            <text:p>1693530216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6399" calcext:value-type="float">
            <text:p>1693530216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6499" calcext:value-type="float">
            <text:p>1693530216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6599" calcext:value-type="float">
            <text:p>1693530216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6699" calcext:value-type="float">
            <text:p>1693530216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16799" calcext:value-type="float">
            <text:p>1693530216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16899" calcext:value-type="float">
            <text:p>1693530216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6999" calcext:value-type="float">
            <text:p>1693530216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7099" calcext:value-type="float">
            <text:p>1693530217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17199" calcext:value-type="float">
            <text:p>1693530217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17299" calcext:value-type="float">
            <text:p>1693530217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17399" calcext:value-type="float">
            <text:p>1693530217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17500" calcext:value-type="float">
            <text:p>1693530217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7600" calcext:value-type="float">
            <text:p>1693530217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17700" calcext:value-type="float">
            <text:p>1693530217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7800" calcext:value-type="float">
            <text:p>1693530217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7899" calcext:value-type="float">
            <text:p>1693530217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7999" calcext:value-type="float">
            <text:p>1693530217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8099" calcext:value-type="float">
            <text:p>1693530218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8199" calcext:value-type="float">
            <text:p>1693530218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8300" calcext:value-type="float">
            <text:p>1693530218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8400" calcext:value-type="float">
            <text:p>1693530218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8500" calcext:value-type="float">
            <text:p>1693530218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8599" calcext:value-type="float">
            <text:p>1693530218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8700" calcext:value-type="float">
            <text:p>1693530218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8799" calcext:value-type="float">
            <text:p>1693530218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8900" calcext:value-type="float">
            <text:p>1693530218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18999" calcext:value-type="float">
            <text:p>1693530218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19099" calcext:value-type="float">
            <text:p>1693530219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19199" calcext:value-type="float">
            <text:p>1693530219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9299" calcext:value-type="float">
            <text:p>1693530219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9399" calcext:value-type="float">
            <text:p>1693530219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19499" calcext:value-type="float">
            <text:p>1693530219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9599" calcext:value-type="float">
            <text:p>1693530219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19700" calcext:value-type="float">
            <text:p>1693530219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19799" calcext:value-type="float">
            <text:p>1693530219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19899" calcext:value-type="float">
            <text:p>16935302198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0000" calcext:value-type="float">
            <text:p>1693530220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0100" calcext:value-type="float">
            <text:p>1693530220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3" calcext:value-type="float">
            <text:p>2,23</text:p>
          </table:table-cell>
          <table:table-cell office:value-type="float" office:value="1693530220199" calcext:value-type="float">
            <text:p>1693530220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0299" calcext:value-type="float">
            <text:p>1693530220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0399" calcext:value-type="float">
            <text:p>1693530220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0500" calcext:value-type="float">
            <text:p>1693530220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0599" calcext:value-type="float">
            <text:p>1693530220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0699" calcext:value-type="float">
            <text:p>1693530220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0799" calcext:value-type="float">
            <text:p>16935302207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0900" calcext:value-type="float">
            <text:p>1693530220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1000" calcext:value-type="float">
            <text:p>1693530221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1099" calcext:value-type="float">
            <text:p>1693530221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21199" calcext:value-type="float">
            <text:p>1693530221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1300" calcext:value-type="float">
            <text:p>1693530221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21400" calcext:value-type="float">
            <text:p>1693530221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21500" calcext:value-type="float">
            <text:p>1693530221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1599" calcext:value-type="float">
            <text:p>1693530221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1699" calcext:value-type="float">
            <text:p>1693530221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1800" calcext:value-type="float">
            <text:p>1693530221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1900" calcext:value-type="float">
            <text:p>1693530221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2000" calcext:value-type="float">
            <text:p>1693530222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2099" calcext:value-type="float">
            <text:p>1693530222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22200" calcext:value-type="float">
            <text:p>1693530222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2299" calcext:value-type="float">
            <text:p>1693530222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2399" calcext:value-type="float">
            <text:p>1693530222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2499" calcext:value-type="float">
            <text:p>16935302224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2600" calcext:value-type="float">
            <text:p>1693530222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2700" calcext:value-type="float">
            <text:p>1693530222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2800" calcext:value-type="float">
            <text:p>1693530222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2900" calcext:value-type="float">
            <text:p>1693530222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2999" calcext:value-type="float">
            <text:p>16935302229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3099" calcext:value-type="float">
            <text:p>16935302230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3199" calcext:value-type="float">
            <text:p>1693530223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3300" calcext:value-type="float">
            <text:p>1693530223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3" calcext:value-type="float">
            <text:p>2,23</text:p>
          </table:table-cell>
          <table:table-cell office:value-type="float" office:value="1693530223400" calcext:value-type="float">
            <text:p>1693530223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3500" calcext:value-type="float">
            <text:p>1693530223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3599" calcext:value-type="float">
            <text:p>1693530223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23699" calcext:value-type="float">
            <text:p>16935302236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23800" calcext:value-type="float">
            <text:p>1693530223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3900" calcext:value-type="float">
            <text:p>1693530223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4000" calcext:value-type="float">
            <text:p>1693530224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4100" calcext:value-type="float">
            <text:p>1693530224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4199" calcext:value-type="float">
            <text:p>1693530224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4299" calcext:value-type="float">
            <text:p>16935302242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4399" calcext:value-type="float">
            <text:p>16935302243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4500" calcext:value-type="float">
            <text:p>1693530224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4600" calcext:value-type="float">
            <text:p>1693530224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4700" calcext:value-type="float">
            <text:p>1693530224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4800" calcext:value-type="float">
            <text:p>1693530224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24900" calcext:value-type="float">
            <text:p>1693530224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5000" calcext:value-type="float">
            <text:p>1693530225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5100" calcext:value-type="float">
            <text:p>1693530225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5199" calcext:value-type="float">
            <text:p>16935302251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5300" calcext:value-type="float">
            <text:p>1693530225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5400" calcext:value-type="float">
            <text:p>1693530225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5500" calcext:value-type="float">
            <text:p>1693530225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225600" calcext:value-type="float">
            <text:p>1693530225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5700" calcext:value-type="float">
            <text:p>1693530225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5800" calcext:value-type="float">
            <text:p>1693530225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5900" calcext:value-type="float">
            <text:p>1693530225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6000" calcext:value-type="float">
            <text:p>1693530226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6100" calcext:value-type="float">
            <text:p>1693530226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6200" calcext:value-type="float">
            <text:p>1693530226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26300" calcext:value-type="float">
            <text:p>1693530226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6400" calcext:value-type="float">
            <text:p>1693530226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6500" calcext:value-type="float">
            <text:p>1693530226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6599" calcext:value-type="float">
            <text:p>169353022659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26700" calcext:value-type="float">
            <text:p>1693530226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6800" calcext:value-type="float">
            <text:p>1693530226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6900" calcext:value-type="float">
            <text:p>1693530226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7000" calcext:value-type="float">
            <text:p>1693530227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7100" calcext:value-type="float">
            <text:p>1693530227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7200" calcext:value-type="float">
            <text:p>1693530227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7300" calcext:value-type="float">
            <text:p>1693530227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7400" calcext:value-type="float">
            <text:p>1693530227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7500" calcext:value-type="float">
            <text:p>1693530227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7600" calcext:value-type="float">
            <text:p>1693530227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7700" calcext:value-type="float">
            <text:p>1693530227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7800" calcext:value-type="float">
            <text:p>1693530227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7900" calcext:value-type="float">
            <text:p>1693530227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8000" calcext:value-type="float">
            <text:p>1693530228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8100" calcext:value-type="float">
            <text:p>1693530228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8200" calcext:value-type="float">
            <text:p>1693530228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8300" calcext:value-type="float">
            <text:p>1693530228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8400" calcext:value-type="float">
            <text:p>1693530228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8500" calcext:value-type="float">
            <text:p>1693530228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8600" calcext:value-type="float">
            <text:p>1693530228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8700" calcext:value-type="float">
            <text:p>1693530228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8800" calcext:value-type="float">
            <text:p>1693530228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28900" calcext:value-type="float">
            <text:p>1693530228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9000" calcext:value-type="float">
            <text:p>1693530229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9100" calcext:value-type="float">
            <text:p>1693530229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9200" calcext:value-type="float">
            <text:p>1693530229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9300" calcext:value-type="float">
            <text:p>1693530229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29400" calcext:value-type="float">
            <text:p>1693530229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9500" calcext:value-type="float">
            <text:p>1693530229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29600" calcext:value-type="float">
            <text:p>1693530229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29700" calcext:value-type="float">
            <text:p>1693530229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9800" calcext:value-type="float">
            <text:p>1693530229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29900" calcext:value-type="float">
            <text:p>1693530229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30000" calcext:value-type="float">
            <text:p>1693530230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0100" calcext:value-type="float">
            <text:p>1693530230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0200" calcext:value-type="float">
            <text:p>1693530230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0300" calcext:value-type="float">
            <text:p>1693530230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0400" calcext:value-type="float">
            <text:p>1693530230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0500" calcext:value-type="float">
            <text:p>1693530230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0600" calcext:value-type="float">
            <text:p>1693530230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30700" calcext:value-type="float">
            <text:p>1693530230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0800" calcext:value-type="float">
            <text:p>1693530230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0900" calcext:value-type="float">
            <text:p>1693530230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1000" calcext:value-type="float">
            <text:p>1693530231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1100" calcext:value-type="float">
            <text:p>1693530231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1200" calcext:value-type="float">
            <text:p>1693530231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1300" calcext:value-type="float">
            <text:p>1693530231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1400" calcext:value-type="float">
            <text:p>1693530231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1500" calcext:value-type="float">
            <text:p>1693530231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1600" calcext:value-type="float">
            <text:p>1693530231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1700" calcext:value-type="float">
            <text:p>1693530231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1800" calcext:value-type="float">
            <text:p>1693530231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1900" calcext:value-type="float">
            <text:p>1693530231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2000" calcext:value-type="float">
            <text:p>1693530232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2100" calcext:value-type="float">
            <text:p>1693530232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2200" calcext:value-type="float">
            <text:p>1693530232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2300" calcext:value-type="float">
            <text:p>1693530232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2400" calcext:value-type="float">
            <text:p>1693530232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2500" calcext:value-type="float">
            <text:p>1693530232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32600" calcext:value-type="float">
            <text:p>1693530232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2700" calcext:value-type="float">
            <text:p>1693530232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2800" calcext:value-type="float">
            <text:p>1693530232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2900" calcext:value-type="float">
            <text:p>1693530232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3000" calcext:value-type="float">
            <text:p>1693530233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33100" calcext:value-type="float">
            <text:p>1693530233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3200" calcext:value-type="float">
            <text:p>1693530233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3300" calcext:value-type="float">
            <text:p>1693530233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3400" calcext:value-type="float">
            <text:p>1693530233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3500" calcext:value-type="float">
            <text:p>1693530233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3600" calcext:value-type="float">
            <text:p>1693530233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3700" calcext:value-type="float">
            <text:p>1693530233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3800" calcext:value-type="float">
            <text:p>1693530233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3900" calcext:value-type="float">
            <text:p>1693530233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34000" calcext:value-type="float">
            <text:p>1693530234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4100" calcext:value-type="float">
            <text:p>1693530234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4200" calcext:value-type="float">
            <text:p>1693530234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4300" calcext:value-type="float">
            <text:p>1693530234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4400" calcext:value-type="float">
            <text:p>1693530234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4500" calcext:value-type="float">
            <text:p>1693530234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4600" calcext:value-type="float">
            <text:p>1693530234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4700" calcext:value-type="float">
            <text:p>1693530234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4800" calcext:value-type="float">
            <text:p>1693530234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4900" calcext:value-type="float">
            <text:p>1693530234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5000" calcext:value-type="float">
            <text:p>1693530235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5100" calcext:value-type="float">
            <text:p>1693530235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5200" calcext:value-type="float">
            <text:p>1693530235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5300" calcext:value-type="float">
            <text:p>1693530235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35400" calcext:value-type="float">
            <text:p>1693530235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5500" calcext:value-type="float">
            <text:p>1693530235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5600" calcext:value-type="float">
            <text:p>1693530235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5700" calcext:value-type="float">
            <text:p>1693530235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5800" calcext:value-type="float">
            <text:p>1693530235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5900" calcext:value-type="float">
            <text:p>1693530235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6000" calcext:value-type="float">
            <text:p>1693530236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3" calcext:value-type="float">
            <text:p>2,23</text:p>
          </table:table-cell>
          <table:table-cell office:value-type="float" office:value="1693530236100" calcext:value-type="float">
            <text:p>1693530236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6200" calcext:value-type="float">
            <text:p>1693530236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6300" calcext:value-type="float">
            <text:p>1693530236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6400" calcext:value-type="float">
            <text:p>1693530236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6500" calcext:value-type="float">
            <text:p>1693530236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6600" calcext:value-type="float">
            <text:p>1693530236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6700" calcext:value-type="float">
            <text:p>1693530236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6800" calcext:value-type="float">
            <text:p>1693530236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6900" calcext:value-type="float">
            <text:p>1693530236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7000" calcext:value-type="float">
            <text:p>1693530237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37100" calcext:value-type="float">
            <text:p>1693530237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3" calcext:value-type="float">
            <text:p>2,23</text:p>
          </table:table-cell>
          <table:table-cell office:value-type="float" office:value="1693530237200" calcext:value-type="float">
            <text:p>1693530237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7300" calcext:value-type="float">
            <text:p>1693530237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7400" calcext:value-type="float">
            <text:p>1693530237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7500" calcext:value-type="float">
            <text:p>1693530237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37600" calcext:value-type="float">
            <text:p>1693530237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7700" calcext:value-type="float">
            <text:p>1693530237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7800" calcext:value-type="float">
            <text:p>1693530237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7900" calcext:value-type="float">
            <text:p>1693530237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8000" calcext:value-type="float">
            <text:p>1693530238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38100" calcext:value-type="float">
            <text:p>1693530238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8200" calcext:value-type="float">
            <text:p>1693530238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8300" calcext:value-type="float">
            <text:p>1693530238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38400" calcext:value-type="float">
            <text:p>1693530238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8500" calcext:value-type="float">
            <text:p>1693530238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8600" calcext:value-type="float">
            <text:p>1693530238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8700" calcext:value-type="float">
            <text:p>1693530238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8800" calcext:value-type="float">
            <text:p>1693530238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38900" calcext:value-type="float">
            <text:p>1693530238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39000" calcext:value-type="float">
            <text:p>1693530239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9100" calcext:value-type="float">
            <text:p>1693530239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9200" calcext:value-type="float">
            <text:p>1693530239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9300" calcext:value-type="float">
            <text:p>1693530239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39400" calcext:value-type="float">
            <text:p>1693530239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9500" calcext:value-type="float">
            <text:p>1693530239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39600" calcext:value-type="float">
            <text:p>1693530239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39700" calcext:value-type="float">
            <text:p>1693530239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39800" calcext:value-type="float">
            <text:p>1693530239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39900" calcext:value-type="float">
            <text:p>1693530239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0000" calcext:value-type="float">
            <text:p>1693530240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0100" calcext:value-type="float">
            <text:p>1693530240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0200" calcext:value-type="float">
            <text:p>1693530240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0300" calcext:value-type="float">
            <text:p>1693530240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40400" calcext:value-type="float">
            <text:p>1693530240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0500" calcext:value-type="float">
            <text:p>1693530240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0600" calcext:value-type="float">
            <text:p>1693530240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0700" calcext:value-type="float">
            <text:p>1693530240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0800" calcext:value-type="float">
            <text:p>1693530240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0900" calcext:value-type="float">
            <text:p>1693530240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1000" calcext:value-type="float">
            <text:p>1693530241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1100" calcext:value-type="float">
            <text:p>1693530241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1200" calcext:value-type="float">
            <text:p>1693530241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41300" calcext:value-type="float">
            <text:p>1693530241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1400" calcext:value-type="float">
            <text:p>1693530241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1500" calcext:value-type="float">
            <text:p>1693530241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1600" calcext:value-type="float">
            <text:p>1693530241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1700" calcext:value-type="float">
            <text:p>1693530241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1800" calcext:value-type="float">
            <text:p>1693530241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1900" calcext:value-type="float">
            <text:p>1693530241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2000" calcext:value-type="float">
            <text:p>1693530242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2100" calcext:value-type="float">
            <text:p>1693530242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2201" calcext:value-type="float">
            <text:p>16935302422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2300" calcext:value-type="float">
            <text:p>1693530242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2400" calcext:value-type="float">
            <text:p>1693530242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2500" calcext:value-type="float">
            <text:p>1693530242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2600" calcext:value-type="float">
            <text:p>1693530242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2700" calcext:value-type="float">
            <text:p>1693530242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2800" calcext:value-type="float">
            <text:p>1693530242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2900" calcext:value-type="float">
            <text:p>1693530242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3000" calcext:value-type="float">
            <text:p>1693530243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3100" calcext:value-type="float">
            <text:p>1693530243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3200" calcext:value-type="float">
            <text:p>1693530243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43300" calcext:value-type="float">
            <text:p>1693530243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3400" calcext:value-type="float">
            <text:p>1693530243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3500" calcext:value-type="float">
            <text:p>1693530243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3600" calcext:value-type="float">
            <text:p>1693530243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3700" calcext:value-type="float">
            <text:p>1693530243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3800" calcext:value-type="float">
            <text:p>1693530243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3900" calcext:value-type="float">
            <text:p>1693530243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4000" calcext:value-type="float">
            <text:p>1693530244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4100" calcext:value-type="float">
            <text:p>1693530244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4200" calcext:value-type="float">
            <text:p>1693530244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4300" calcext:value-type="float">
            <text:p>1693530244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44400" calcext:value-type="float">
            <text:p>1693530244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4500" calcext:value-type="float">
            <text:p>1693530244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4600" calcext:value-type="float">
            <text:p>1693530244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0244700" calcext:value-type="float">
            <text:p>1693530244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4800" calcext:value-type="float">
            <text:p>1693530244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4900" calcext:value-type="float">
            <text:p>1693530244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45000" calcext:value-type="float">
            <text:p>1693530245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5100" calcext:value-type="float">
            <text:p>1693530245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5200" calcext:value-type="float">
            <text:p>1693530245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5300" calcext:value-type="float">
            <text:p>1693530245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5400" calcext:value-type="float">
            <text:p>1693530245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5500" calcext:value-type="float">
            <text:p>1693530245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5600" calcext:value-type="float">
            <text:p>1693530245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5700" calcext:value-type="float">
            <text:p>1693530245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5800" calcext:value-type="float">
            <text:p>1693530245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5900" calcext:value-type="float">
            <text:p>1693530245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0246000" calcext:value-type="float">
            <text:p>1693530246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6100" calcext:value-type="float">
            <text:p>1693530246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6200" calcext:value-type="float">
            <text:p>1693530246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6300" calcext:value-type="float">
            <text:p>1693530246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0246400" calcext:value-type="float">
            <text:p>1693530246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0246500" calcext:value-type="float">
            <text:p>16935302465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6600" calcext:value-type="float">
            <text:p>16935302466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6700" calcext:value-type="float">
            <text:p>16935302467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6800" calcext:value-type="float">
            <text:p>16935302468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46900" calcext:value-type="float">
            <text:p>16935302469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0247000" calcext:value-type="float">
            <text:p>16935302470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0247100" calcext:value-type="float">
            <text:p>16935302471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0247200" calcext:value-type="float">
            <text:p>16935302472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0247300" calcext:value-type="float">
            <text:p>16935302473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0247400" calcext:value-type="float">
            <text:p>169353024740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0247500" calcext:value-type="float">
            <text:p>169353024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8:02.105811802</dc:date>
    <meta:editing-duration>PT26S</meta:editing-duration>
    <meta:editing-cycles>1</meta:editing-cycles>
    <meta:document-statistic meta:table-count="1" meta:cell-count="374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line" chart:style-name="ch1">
        <chart:legend chart:legend-position="end" svg:x="14.278cm" svg:y="4.199cm" style:legend-expansion="high" chart:style-name="ch2"/>
        <chart:plot-area chart:style-name="ch3" table:cell-range-address="exp3p3.B1:exp3p3.B1247" chart:data-source-has-labels="row" svg:x="0.32cm" svg:y="0.179cm" svg:width="13.638cm" svg:height="8.638cm">
          <chartooo:coordinate-region svg:x="1.047cm" svg:y="0.179cm" svg:width="12.911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3p3.B2:exp3p3.B1247" chart:label-cell-address="exp3p3.B1:exp3p3.B1" chart:class="chart:line">
            <chart:data-point chart:repeated="1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3p3.B1:exp3p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">
                <text:p>2.15</text:p>
                <draw:g>
                  <svg:desc>exp3p3.B2:exp3p3.B1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19">
                <text:p>2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